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2" style:family="graphic" style:parent-style-name="standard">
      <style:graphic-properties draw:stroke="none" draw:fill="none" draw:textarea-horizontal-align="center" draw:textarea-vertical-align="middle" draw:auto-grow-width="true" fo:min-height="1.5cm" fo:min-width="1cm"/>
    </style:style>
  </office:automatic-styles>
  <office:body>
    <office:drawing>
      <draw:page draw:name="page1" draw:style-name="dp1" draw:master-page-name="Default">
        <draw:g>
          <draw:glue-point draw:id="4" svg:x="-3.333cm" svg:y="-5cm"/>
          <draw:glue-point draw:id="5" svg:x="3.333cm" svg:y="-5cm"/>
          <draw:glue-point draw:id="6" svg:x="-3.333cm" svg:y="0cm"/>
          <draw:glue-point draw:id="7" svg:x="3.333cm" svg:y="0cm"/>
          <draw:glue-point draw:id="8" svg:x="0cm" svg:y="5cm"/>
          <draw:polygon draw:style-name="gr1" draw:layer="layout" svg:width="3cm" svg:height="2cm" svg:x="0cm" svg:y="0cm" svg:viewBox="0 0 3001 2001" draw:points="0,0 1000,0 1500,500 2000,0 3001,0 2000,2001 1000,2001">
            <text:p/>
          </draw:polygon>
          <draw:frame draw:style-name="gr2" draw:layer="layout" svg:width="1cm" svg:height="1.5cm" svg:x="1cm" svg:y="0.5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Digital - add_v</dc:title>
    <meta:creation-date>2011-02-07T17:14:51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